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ärke und Geschick können durch Tränke von Irmina erhöht werden.</text:p>
      <text:p text:style-name="Standard">Wissen kann durch Bücher von Ursula erhöh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amino Dauth</meta:initial-creator>
    <meta:creation-date>2009-08-17T23:43:37</meta:creation-date>
    <meta:generator>OpenOffice.org/3.0$Linux OpenOffice.org_project/300m9$Build-9358</meta:generator>
    <dc:date>2009-08-18T01:02:19</dc:date>
    <dc:creator>Tamino Dauth</dc:creator>
    <meta:editing-duration>PT01H18M42S</meta:editing-duration>
    <meta:editing-cycles>2</meta:editing-cycles>
    <meta:document-statistic meta:table-count="0" meta:image-count="0" meta:object-count="0" meta:page-count="1" meta:paragraph-count="2" meta:word-count="18" meta:character-count="115"/>
  </office:meta>
</office:document-meta>
</file>